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.38mm"/>
    </style:style>
    <style:style style:name="co2" style:family="table-column">
      <style:table-column-properties fo:break-before="auto" style:column-width="16.39mm"/>
    </style:style>
    <style:style style:name="co3" style:family="table-column">
      <style:table-column-properties fo:break-before="auto" style:column-width="51.42mm"/>
    </style:style>
    <style:style style:name="co4" style:family="table-column">
      <style:table-column-properties fo:break-before="auto" style:column-width="77.68mm"/>
    </style:style>
    <style:style style:name="co5" style:family="table-column">
      <style:table-column-properties fo:break-before="auto" style:column-width="9.44mm"/>
    </style:style>
    <style:style style:name="co6" style:family="table-column">
      <style:table-column-properties fo:break-before="auto" style:column-width="69.97mm"/>
    </style:style>
    <style:style style:name="co7" style:family="table-column">
      <style:table-column-properties fo:break-before="auto" style:column-width="62.87mm"/>
    </style:style>
    <style:style style:name="co8" style:family="table-column">
      <style:table-column-properties fo:break-before="auto" style:column-width="59.64mm"/>
    </style:style>
    <style:style style:name="co9" style:family="table-column">
      <style:table-column-properties fo:break-before="auto" style:column-width="27.5mm"/>
    </style:style>
    <style:style style:name="co10" style:family="table-column">
      <style:table-column-properties fo:break-before="auto" style:column-width="65.12mm"/>
    </style:style>
    <style:style style:name="co11" style:family="table-column">
      <style:table-column-properties fo:break-before="auto" style:column-width="21.55mm"/>
    </style:style>
    <style:style style:name="co12" style:family="table-column">
      <style:table-column-properties fo:break-before="auto" style:column-width="59.06mm"/>
    </style:style>
    <style:style style:name="co13" style:family="table-column">
      <style:table-column-properties fo:break-before="auto" style:column-width="49.18mm"/>
    </style:style>
    <style:style style:name="co14" style:family="table-column">
      <style:table-column-properties fo:break-before="auto" style:column-width="15.05mm"/>
    </style:style>
    <style:style style:name="ro1" style:family="table-row">
      <style:table-row-properties style:row-height="1.94mm" fo:break-before="auto" style:use-optimal-row-height="false"/>
    </style:style>
    <style:style style:name="ro2" style:family="table-row">
      <style:table-row-properties style:row-height="15.35mm" fo:break-before="auto" style:use-optimal-row-height="true"/>
    </style:style>
    <style:style style:name="ro3" style:family="table-row">
      <style:table-row-properties style:row-height="5.12mm" fo:break-before="auto" style:use-optimal-row-height="false"/>
    </style:style>
    <style:style style:name="ro4" style:family="table-row">
      <style:table-row-properties style:row-height="10mm" fo:break-before="auto" style:use-optimal-row-height="true"/>
    </style:style>
    <style:style style:name="ro5" style:family="table-row">
      <style:table-row-properties style:row-height="5.12mm" fo:break-before="auto" style:use-optimal-row-height="true"/>
    </style:style>
    <style:style style:name="ro6" style:family="table-row">
      <style:table-row-properties style:row-height="42.16mm" fo:break-before="auto" style:use-optimal-row-height="false"/>
    </style:style>
    <style:style style:name="ro7" style:family="table-row">
      <style:table-row-properties style:row-height="47.36mm" fo:break-before="auto" style:use-optimal-row-height="false"/>
    </style:style>
    <style:style style:name="ro8" style:family="table-row">
      <style:table-row-properties style:row-height="14.73mm" fo:break-before="auto" style:use-optimal-row-height="true"/>
    </style:style>
    <style:style style:name="ro9" style:family="table-row">
      <style:table-row-properties style:row-height="18.52mm" fo:break-before="auto" style:use-optimal-row-height="false"/>
    </style:style>
    <style:style style:name="ro10" style:family="table-row">
      <style:table-row-properties style:row-height="5.26mm" fo:break-before="auto" style:use-optimal-row-height="true"/>
    </style:style>
    <style:style style:name="ro11" style:family="table-row">
      <style:table-row-properties style:row-height="39.42mm" fo:break-before="auto" style:use-optimal-row-height="false"/>
    </style:style>
    <style:style style:name="ro12" style:family="table-row">
      <style:table-row-properties style:row-height="39.69mm" fo:break-before="auto" style:use-optimal-row-height="false"/>
    </style:style>
    <style:style style:name="ro13" style:family="table-row">
      <style:table-row-properties style:row-height="42.07mm" fo:break-before="auto" style:use-optimal-row-height="false"/>
    </style:style>
    <style:style style:name="ro14" style:family="table-row">
      <style:table-row-properties style:row-height="45.24mm" fo:break-before="auto" style:use-optimal-row-height="false"/>
    </style:style>
    <style:style style:name="ro15" style:family="table-row">
      <style:table-row-properties style:row-height="42.86mm" fo:break-before="auto" style:use-optimal-row-height="false"/>
    </style:style>
    <style:style style:name="ro16" style:family="table-row">
      <style:table-row-properties style:row-height="42.33mm" fo:break-before="auto" style:use-optimal-row-height="false"/>
    </style:style>
    <style:style style:name="ro17" style:family="table-row">
      <style:table-row-properties style:row-height="19.47mm" fo:break-before="auto" style:use-optimal-row-height="true"/>
    </style:style>
    <style:style style:name="ro18" style:family="table-row">
      <style:table-row-properties style:row-height="49.48mm" fo:break-before="auto" style:use-optimal-row-height="false"/>
    </style:style>
    <style:style style:name="ro19" style:family="table-row">
      <style:table-row-properties style:row-height="44.45mm" fo:break-before="auto" style:use-optimal-row-height="false"/>
    </style:style>
    <style:style style:name="ro20" style:family="table-row">
      <style:table-row-properties style:row-height="43.39mm" fo:break-before="auto" style:use-optimal-row-height="false"/>
    </style:style>
    <style:style style:name="ro21" style:family="table-row">
      <style:table-row-properties style:row-height="41.8mm" fo:break-before="auto" style:use-optimal-row-height="false"/>
    </style:style>
    <style:style style:name="ro22" style:family="table-row">
      <style:table-row-properties style:row-height="43.66mm" fo:break-before="auto" style:use-optimal-row-height="false"/>
    </style:style>
    <style:style style:name="ro23" style:family="table-row">
      <style:table-row-properties style:row-height="6.84mm" fo:break-before="auto" style:use-optimal-row-height="true"/>
    </style:style>
    <style:style style:name="ro24" style:family="table-row">
      <style:table-row-properties style:row-height="39.95mm" fo:break-before="auto" style:use-optimal-row-height="false"/>
    </style:style>
    <style:style style:name="ro25" style:family="table-row">
      <style:table-row-properties style:row-height="5.29mm" fo:break-before="auto" style:use-optimal-row-height="true"/>
    </style:style>
    <style:style style:name="ro26" style:family="table-row">
      <style:table-row-properties style:row-height="37.31mm" fo:break-before="auto" style:use-optimal-row-height="false"/>
    </style:style>
    <style:style style:name="ro27" style:family="table-row">
      <style:table-row-properties style:row-height="10.05mm" fo:break-before="auto" style:use-optimal-row-height="true"/>
    </style:style>
    <style:style style:name="ro28" style:family="table-row">
      <style:table-row-properties style:row-height="29.37mm" fo:break-before="auto" style:use-optimal-row-height="false"/>
    </style:style>
    <style:style style:name="ro29" style:family="table-row">
      <style:table-row-properties style:row-height="33.6mm" fo:break-before="auto" style:use-optimal-row-height="false"/>
    </style:style>
    <style:style style:name="ro30" style:family="table-row">
      <style:table-row-properties style:row-height="32.01mm" fo:break-before="auto" style:use-optimal-row-height="false"/>
    </style:style>
    <style:style style:name="ro31" style:family="table-row">
      <style:table-row-properties style:row-height="31.22mm" fo:break-before="auto" style:use-optimal-row-height="false"/>
    </style:style>
    <style:style style:name="ro32" style:family="table-row">
      <style:table-row-properties style:row-height="36.78mm" fo:break-before="auto" style:use-optimal-row-height="false"/>
    </style:style>
    <style:style style:name="ro33" style:family="table-row">
      <style:table-row-properties style:row-height="27.52mm" fo:break-before="auto" style:use-optimal-row-height="false"/>
    </style:style>
    <style:style style:name="ro34" style:family="table-row">
      <style:table-row-properties style:row-height="28.84mm" fo:break-before="auto" style:use-optimal-row-height="false"/>
    </style:style>
    <style:style style:name="ro35" style:family="table-row">
      <style:table-row-properties style:row-height="31.49mm" fo:break-before="auto" style:use-optimal-row-height="false"/>
    </style:style>
    <style:style style:name="ro36" style:family="table-row">
      <style:table-row-properties style:row-height="38.89mm" fo:break-before="auto" style:use-optimal-row-height="false"/>
    </style:style>
    <style:style style:name="ro37" style:family="table-row">
      <style:table-row-properties style:row-height="10.23mm" fo:break-before="auto" style:use-optimal-row-height="true"/>
    </style:style>
    <style:style style:name="ro38" style:family="table-row">
      <style:table-row-properties style:row-height="7.94mm" fo:break-before="auto" style:use-optimal-row-height="false"/>
    </style:style>
    <style:style style:name="ro39" style:family="table-row">
      <style:table-row-properties style:row-height="54.15mm" fo:break-before="auto" style:use-optimal-row-height="false"/>
    </style:style>
    <style:style style:name="ta1" style:family="table" style:master-page-name="PageStyle_5f_Feature_20__23__20_Test_20_Cases">
      <style:table-properties table:display="true" style:writing-mode="lr-tb"/>
    </style:style>
    <style:style style:name="ta2" style:family="table" style:master-page-name="PageStyle_5f_Feature_20__23__20_Test_20_Cases_20__28_2_29_">
      <style:table-properties table:display="true" style:writing-mode="lr-tb"/>
    </style:style>
    <style:style style:name="ta3" style:family="table" style:master-page-name="PageStyle_5f_Examples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4" style:family="table-cell" style:parent-style-name="Default">
      <style:table-cell-properties fo:background-color="#d9d9d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11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37" style:family="table-cell" style:parent-style-name="Default">
      <style:table-cell-properties fo:background-color="#89c765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35" style:family="table-cell" style:parent-style-name="Default">
      <style:table-cell-properties fo:background-color="#fff4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36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5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6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8" style:family="table-cell" style:parent-style-name="Default">
      <style:table-cell-properties fo:background-color="#92d05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1" style:family="text">
      <style:text-properties style:font-name="Calibri" style:font-style-complex="normal" style:font-style-asian="normal" style:font-weight-complex="bold" style:font-weight-asian="bold" style:font-size-complex="11pt" style:font-size-asian="11pt" style:font-name-complex="Calibri" fo:color="#000000" style:text-position="0% 100%" style:text-outline="false" fo:font-style="normal" style:text-line-through-type="none" style:text-underline-style="none" style:text-underline-color="font-color" fo:font-weight="bold" fo:font-size="11pt" fo:text-shadow="none"/>
    </style:style>
    <style:style style:name="T2" style:family="text">
      <style:text-properties style:font-name="Calibri" style:font-style-complex="normal" style:font-style-asian="normal" style:font-size-complex="11pt" style:font-size-asian="11pt" style:font-name-complex="Calibri" fo:color="#000000" style:text-position="0% 100%" style:text-outline="false" fo:font-style="normal" style:text-line-through-type="none" style:text-underline-style="none" style:text-underline-color="font-color" fo:font-size="11pt" fo:text-shadow="none" fo:font-weight="normal" style:font-weight-asian="normal" style:font-weight-complex="normal"/>
    </style:style>
    <style:style style:name="T3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4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ature # Test Ca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13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13"/>
        <table:table-column table:style-name="co10" table:default-cell-style-name="ce17"/>
        <table:table-column table:style-name="co11" table:number-columns-repeated="1014" table:default-cell-style-name="ce2"/>
        <table:table-row table:style-name="ro1">
          <table:table-cell table:style-name="ce1"/>
          <table:table-cell table:style-name="ce3" table:number-columns-repeated="3"/>
          <table:table-cell table:style-name="ce11"/>
          <table:table-cell table:style-name="ce3" table:number-columns-repeated="3"/>
          <table:table-cell table:style-name="ce11"/>
          <table:table-cell table:style-name="ce15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Test Case ID</text:p>
          </table:table-cell>
          <table:table-cell table:style-name="ce4" office:value-type="string" calcext:value-type="string">
            <text:p>Test Name</text:p>
          </table:table-cell>
          <table:table-cell table:style-name="ce4" office:value-type="string" calcext:value-type="string">
            <text:p>Test Description</text:p>
          </table:table-cell>
          <table:table-cell table:style-name="ce12" office:value-type="string" calcext:value-type="string">
            <text:p>TC #</text:p>
          </table:table-cell>
          <table:table-cell table:style-name="ce4" office:value-type="string" calcext:value-type="string">
            <text:p>Test Steps</text:p>
          </table:table-cell>
          <table:table-cell table:style-name="ce4" office:value-type="string" calcext:value-type="string">
            <text:p>Expected Result</text:p>
          </table:table-cell>
          <table:table-cell table:style-name="ce4" office:value-type="string" calcext:value-type="string">
            <text:p>Actual Result</text:p>
          </table:table-cell>
          <table:table-cell table:style-name="ce12" office:value-type="string" calcext:value-type="string">
            <text:p>Status</text:p>
          </table:table-cell>
          <table:table-cell table:style-name="ce16" office:value-type="string" calcext:value-type="string">
            <text:p>Comments</text:p>
          </table:table-cell>
          <table:table-cell table:number-columns-repeated="1014"/>
        </table:table-row>
        <table:table-row table:style-name="ro3">
          <table:table-cell/>
          <table:table-cell table:style-name="ce5" table:number-columns-spanned="1" table:number-rows-spanned="4"/>
          <table:table-cell table:style-name="ce8" office:value-type="string" calcext:value-type="string" table:number-columns-spanned="1" table:number-rows-spanned="4">
            <text:p>Begin</text:p>
          </table:table-cell>
          <table:table-cell table:style-name="ce8" office:value-type="string" calcext:value-type="string" table:number-columns-spanned="1" table:number-rows-spanned="4">
            <text:p><text:span text:style-name="T1">Given: </text:span><text:span text:style-name="T2">teacher presses a button</text:span></text:p>
            <text:p/>
            <text:p><text:span text:style-name="T1">When: </text:span><text:span text:style-name="T2">Begin button is pressed</text:span></text:p>
            <text:p/>
            <text:p><text:span text:style-name="T1">Then: </text:span><text:span text:style-name="T2">Robot begins game of Simon Says</text:span></text:p>
            <text:p/>
            <text:p><text:span text:style-name="T3">Prerequisite: </text:span></text:p>
            <text:p><text:span text:style-name="T4">User interface is available</text:span></text:p>
            <text:p/>
            <text:p><text:span text:style-name="T3">Test Data:</text:span></text:p>
            <text:p><text:span text:style-name="T4">xxxx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robot has idle mode turned on</text:p>
          </table:table-cell>
          <table:table-cell table:number-columns-repeated="2" table:style-name="ce14" office:value-type="string" calcext:value-type="string">
            <text:p>robot is in idle mode</text:p>
          </table:table-cell>
          <table:table-cell table:style-name="ce3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4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press “begin” button</text:p>
          </table:table-cell>
          <table:table-cell table:style-name="ce14" office:value-type="string" calcext:value-type="string">
            <text:p>robot begins game of simon says</text:p>
          </table:table-cell>
          <table:table-cell table:style-name="ce14" office:value-type="string" calcext:value-type="string">
            <text:p>N/A</text:p>
          </table:table-cell>
          <table:table-cell table:style-name="ce35" office:value-type="string" calcext:value-type="string">
            <text:p>in progress</text:p>
          </table:table-cell>
          <table:table-cell table:style-name="ce8" office:value-type="string" calcext:value-type="string">
            <text:p>UI pending</text:p>
          </table:table-cell>
          <table:table-cell table:number-columns-repeated="1014"/>
        </table:table-row>
        <table:table-row table:style-name="ro5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table:number-columns-repeated="3"/>
          <table:table-cell table:style-name="ce36"/>
          <table:table-cell table:style-name="ce8"/>
          <table:table-cell table:number-columns-repeated="1014"/>
        </table:table-row>
        <table:table-row table:style-name="ro6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3"/>
          <table:table-cell table:style-name="ce36"/>
          <table:table-cell table:style-name="ce8"/>
          <table:table-cell table:number-columns-repeated="1014"/>
        </table:table-row>
        <table:table-row table:style-name="ro3">
          <table:table-cell/>
          <table:table-cell table:style-name="ce5" table:number-columns-spanned="1" table:number-rows-spanned="4"/>
          <table:table-cell table:style-name="ce8" office:value-type="string" calcext:value-type="string" table:number-columns-spanned="1" table:number-rows-spanned="4">
            <text:p>“Simon Says”</text:p>
          </table:table-cell>
          <table:table-cell table:style-name="ce8" office:value-type="string" calcext:value-type="string" table:number-columns-spanned="1" table:number-rows-spanned="4">
            <text:p><text:span text:style-name="T1">Given: </text:span><text:span text:style-name="T2">teacher presses a button</text:span></text:p>
            <text:p/>
            <text:p><text:span text:style-name="T1">When: </text:span><text:span text:style-name="T2">“simon says” button is pressed</text:span></text:p>
            <text:p/>
            <text:p><text:span text:style-name="T1">Then: </text:span><text:span text:style-name="T2">robot enters dialogue tree with the phrase “simon says”</text:span></text:p>
            <text:p/>
            <text:p><text:span text:style-name="T3">Prerequisite: </text:span></text:p>
            <text:p><text:span text:style-name="T4">User interface is available</text:span></text:p>
            <text:p/>
            <text:p><text:span text:style-name="T3">Test Data:</text:span></text:p>
            <text:p><text:span text:style-name="T4">xxxx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robot has idle mode turned on</text:p>
          </table:table-cell>
          <table:table-cell table:number-columns-repeated="2" table:style-name="ce14" office:value-type="string" calcext:value-type="string">
            <text:p>robot is in idle mode</text:p>
          </table:table-cell>
          <table:table-cell table:style-name="ce3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4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press “simon says” button</text:p>
          </table:table-cell>
          <table:table-cell table:style-name="ce14" office:value-type="string" calcext:value-type="string">
            <text:p>robot enters dialgue tree with the phrase “simon says”</text:p>
          </table:table-cell>
          <table:table-cell table:style-name="ce14" office:value-type="string" calcext:value-type="string">
            <text:p>N/A</text:p>
          </table:table-cell>
          <table:table-cell table:style-name="ce35" office:value-type="string" calcext:value-type="string">
            <text:p>in progress</text:p>
          </table:table-cell>
          <table:table-cell table:style-name="ce8" office:value-type="string" calcext:value-type="string">
            <text:p>UI pending</text:p>
          </table:table-cell>
          <table:table-cell table:number-columns-repeated="1014"/>
        </table:table-row>
        <table:table-row table:style-name="ro5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table:number-columns-repeated="3"/>
          <table:table-cell table:style-name="ce36"/>
          <table:table-cell table:style-name="ce8"/>
          <table:table-cell table:number-columns-repeated="1014"/>
        </table:table-row>
        <table:table-row table:style-name="ro7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3"/>
          <table:table-cell table:style-name="ce36"/>
          <table:table-cell table:style-name="ce8"/>
          <table:table-cell table:number-columns-repeated="1014"/>
        </table:table-row>
        <table:table-row table:style-name="ro3">
          <table:table-cell/>
          <table:table-cell table:style-name="ce5" table:number-columns-spanned="1" table:number-rows-spanned="4"/>
          <table:table-cell table:style-name="ce8" office:value-type="string" calcext:value-type="string" table:number-columns-spanned="1" table:number-rows-spanned="4">
            <text:p>without</text:p>
          </table:table-cell>
          <table:table-cell table:style-name="ce8" office:value-type="string" calcext:value-type="string" table:number-columns-spanned="1" table:number-rows-spanned="4">
            <text:p><text:span text:style-name="T1">Given: </text:span><text:span text:style-name="T2">teacher presses a button</text:span></text:p>
            <text:p/>
            <text:p><text:span text:style-name="T1">When: </text:span><text:span text:style-name="T2">“without” button is pressed</text:span></text:p>
            <text:p/>
            <text:p><text:span text:style-name="T1">Then: </text:span><text:span text:style-name="T2">robot enters dialogue tree without the phrase “simon says”</text:span></text:p>
            <text:p/>
            <text:p><text:span text:style-name="T3">Prerequisite: </text:span></text:p>
            <text:p><text:span text:style-name="T4">User Interface is available</text:span></text:p>
            <text:p/>
            <text:p><text:span text:style-name="T3">Test Data:</text:span></text:p>
            <text:p><text:span text:style-name="T4">xxxx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robot has idle mode turned on</text:p>
          </table:table-cell>
          <table:table-cell table:number-columns-repeated="2" table:style-name="ce14" office:value-type="string" calcext:value-type="string">
            <text:p>robot is in idle mode</text:p>
          </table:table-cell>
          <table:table-cell table:style-name="ce3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8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press “without” button</text:p>
          </table:table-cell>
          <table:table-cell table:style-name="ce14" office:value-type="string" calcext:value-type="string">
            <text:p>robot enters dialgue tree without the phrase “simon says”</text:p>
          </table:table-cell>
          <table:table-cell table:style-name="ce14" office:value-type="string" calcext:value-type="string">
            <text:p>N/A</text:p>
          </table:table-cell>
          <table:table-cell table:style-name="ce35" office:value-type="string" calcext:value-type="string">
            <text:p>in progress</text:p>
          </table:table-cell>
          <table:table-cell table:style-name="ce8" office:value-type="string" calcext:value-type="string">
            <text:p>UI pending</text:p>
          </table:table-cell>
          <table:table-cell table:number-columns-repeated="1014"/>
        </table:table-row>
        <table:table-row table:style-name="ro5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table:number-columns-repeated="3"/>
          <table:table-cell table:style-name="ce36"/>
          <table:table-cell table:style-name="ce8"/>
          <table:table-cell table:number-columns-repeated="1014"/>
        </table:table-row>
        <table:table-row table:style-name="ro6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3"/>
          <table:table-cell table:style-name="ce36"/>
          <table:table-cell table:style-name="ce8"/>
          <table:table-cell table:number-columns-repeated="1014"/>
        </table:table-row>
        <table:table-row table:style-name="ro9">
          <table:table-cell/>
          <table:table-cell table:style-name="ce26" office:value-type="string" calcext:value-type="string" table:number-columns-spanned="9" table:number-rows-spanned="1">
            <text:p>“SIMON SAYS” DIALOGUE TREE</text:p>
          </table:table-cell>
          <table:covered-table-cell table:number-columns-repeated="2" table:style-name="ce10"/>
          <table:covered-table-cell table:style-name="ce5"/>
          <table:covered-table-cell table:number-columns-repeated="3" table:style-name="ce14"/>
          <table:covered-table-cell table:style-name="ce37"/>
          <table:covered-table-cell table:style-name="ce8"/>
          <table:table-cell table:number-columns-repeated="1014"/>
        </table:table-row>
        <table:table-row table:style-name="ro10">
          <table:table-cell/>
          <table:table-cell table:style-name="ce5" table:number-columns-spanned="1" table:number-rows-spanned="4"/>
          <table:table-cell table:style-name="ce8" office:value-type="string" calcext:value-type="string" table:number-columns-spanned="1" table:number-rows-spanned="4">
            <text:p>Simon Says touch head</text:p>
          </table:table-cell>
          <table:table-cell table:style-name="ce8" office:value-type="string" calcext:value-type="string" table:number-columns-spanned="1" table:number-rows-spanned="4">
            <text:p><text:span text:style-name="T1">Given: </text:span><text:span text:style-name="T2">teacher gives a command</text:span></text:p>
            <text:p/>
            <text:p><text:span text:style-name="T1">When: </text:span><text:span text:style-name="T2">“touch head”</text:span></text:p>
            <text:p/>
            <text:p><text:span text:style-name="T1">Then: </text:span><text:span text:style-name="T2">robot touches head and says “simon says touch head”</text:span></text:p>
            <text:p/>
            <text:p><text:span text:style-name="T3">Prerequisite: </text:span></text:p>
            <text:p><text:span text:style-name="T4">User interface is available</text:span></text:p>
            <text:p/>
            <text:p><text:span text:style-name="T3">Test Data:</text:span></text:p>
            <text:p><text:span text:style-name="T4">xxxx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robot has idle mode turned on</text:p>
          </table:table-cell>
          <table:table-cell table:number-columns-repeated="2" table:style-name="ce14" office:value-type="string" calcext:value-type="string">
            <text:p>robot is in idle mode</text:p>
          </table:table-cell>
          <table:table-cell table:style-name="ce3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8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say “touch head”</text:p>
          </table:table-cell>
          <table:table-cell table:number-columns-repeated="2" table:style-name="ce14" office:value-type="string" calcext:value-type="string">
            <text:p>robot understands and touches head and says “simon says touch head”</text:p>
          </table:table-cell>
          <table:table-cell table:style-name="ce3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4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say incorrect phrase</text:p>
          </table:table-cell>
          <table:table-cell table:number-columns-repeated="2" table:style-name="ce14" office:value-type="string" calcext:value-type="string">
            <text:p>robot does not understand and does not follow prompt</text:p>
          </table:table-cell>
          <table:table-cell table:style-name="ce3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11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3"/>
          <table:table-cell table:style-name="ce36"/>
          <table:table-cell table:style-name="ce8"/>
          <table:table-cell table:number-columns-repeated="1014"/>
        </table:table-row>
        <table:table-row table:style-name="ro10">
          <table:table-cell/>
          <table:table-cell table:style-name="ce5" table:number-columns-spanned="1" table:number-rows-spanned="4"/>
          <table:table-cell table:style-name="ce8" office:value-type="string" calcext:value-type="string" table:number-columns-spanned="1" table:number-rows-spanned="4">
            <text:p>Simon Says touch hand</text:p>
          </table:table-cell>
          <table:table-cell table:style-name="ce8" office:value-type="string" calcext:value-type="string" table:number-columns-spanned="1" table:number-rows-spanned="4">
            <text:p><text:span text:style-name="T1">Given: </text:span><text:span text:style-name="T2">teacher gives a command</text:span></text:p>
            <text:p/>
            <text:p><text:span text:style-name="T1">When: “</text:span><text:span text:style-name="T2">touch hand”</text:span></text:p>
            <text:p/>
            <text:p><text:span text:style-name="T1">Then: </text:span><text:span text:style-name="T2">robot touches hand and says “simon says touch hand”</text:span></text:p>
            <text:p/>
            <text:p><text:span text:style-name="T3">Prerequisite: </text:span></text:p>
            <text:p><text:span text:style-name="T4">User interface is available</text:span></text:p>
            <text:p/>
            <text:p><text:span text:style-name="T3">Test Data:</text:span></text:p>
            <text:p><text:span text:style-name="T4">xxxx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robot has idle mode turned on</text:p>
          </table:table-cell>
          <table:table-cell table:number-columns-repeated="2" table:style-name="ce14" office:value-type="string" calcext:value-type="string">
            <text:p>robot is in idle mode</text:p>
          </table:table-cell>
          <table:table-cell table:style-name="ce3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8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say “touch hand”</text:p>
          </table:table-cell>
          <table:table-cell table:style-name="ce14" office:value-type="string" calcext:value-type="string">
            <text:p>robot understands and touches hand while saying “simon says touch hand”</text:p>
          </table:table-cell>
          <table:table-cell table:style-name="ce14" office:value-type="string" calcext:value-type="string">
            <text:p>robot understands and touches hand and says “simon says touch hand”</text:p>
          </table:table-cell>
          <table:table-cell table:style-name="ce3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4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say incorrect phrase</text:p>
          </table:table-cell>
          <table:table-cell table:number-columns-repeated="2" table:style-name="ce14" office:value-type="string" calcext:value-type="string">
            <text:p>robot does not understand and does not follow prompt</text:p>
          </table:table-cell>
          <table:table-cell table:style-name="ce3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12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3"/>
          <table:table-cell table:style-name="ce36"/>
          <table:table-cell table:style-name="ce8"/>
          <table:table-cell table:number-columns-repeated="1014"/>
        </table:table-row>
        <table:table-row table:style-name="ro10">
          <table:table-cell/>
          <table:table-cell table:style-name="ce5" table:number-columns-spanned="1" table:number-rows-spanned="4"/>
          <table:table-cell table:style-name="ce8" office:value-type="string" calcext:value-type="string" table:number-columns-spanned="1" table:number-rows-spanned="4">
            <text:p>Simon Says touch chest</text:p>
          </table:table-cell>
          <table:table-cell table:style-name="ce8" office:value-type="string" calcext:value-type="string" table:number-columns-spanned="1" table:number-rows-spanned="4">
            <text:p><text:span text:style-name="T1">Given: </text:span><text:span text:style-name="T2">teacher gives a command</text:span></text:p>
            <text:p/>
            <text:p><text:span text:style-name="T1">When: </text:span><text:span text:style-name="T2">“touch chest”</text:span></text:p>
            <text:p/>
            <text:p><text:span text:style-name="T1">Then: </text:span><text:span text:style-name="T2">robot touches chest and says “simon says touch chest”</text:span></text:p>
            <text:p/>
            <text:p><text:span text:style-name="T3">Prerequisite: </text:span></text:p>
            <text:p><text:span text:style-name="T4">User Interface is available</text:span></text:p>
            <text:p/>
            <text:p><text:span text:style-name="T3">Test Data:</text:span></text:p>
            <text:p><text:span text:style-name="T4">xxxx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robot has idle mode turned on</text:p>
          </table:table-cell>
          <table:table-cell table:number-columns-repeated="2" table:style-name="ce14" office:value-type="string" calcext:value-type="string">
            <text:p>robot is in idle mode</text:p>
          </table:table-cell>
          <table:table-cell table:style-name="ce3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8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say “touch chest”</text:p>
          </table:table-cell>
          <table:table-cell table:style-name="ce14" office:value-type="string" calcext:value-type="string">
            <text:p>robot understands and touches chest and says “simon says touch chest”</text:p>
          </table:table-cell>
          <table:table-cell table:style-name="ce14" office:value-type="string" calcext:value-type="string">
            <text:p>robot understands and touches chest and says “simon says touch chest</text:p>
          </table:table-cell>
          <table:table-cell table:style-name="ce3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4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say incorrect phrase</text:p>
          </table:table-cell>
          <table:table-cell table:number-columns-repeated="2" table:style-name="ce14" office:value-type="string" calcext:value-type="string">
            <text:p>robot does not understand and does not follow prompt</text:p>
          </table:table-cell>
          <table:table-cell table:style-name="ce3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13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3"/>
          <table:table-cell table:style-name="ce36"/>
          <table:table-cell table:style-name="ce8"/>
          <table:table-cell table:number-columns-repeated="1014"/>
        </table:table-row>
        <table:table-row table:style-name="ro10">
          <table:table-cell/>
          <table:table-cell table:style-name="ce5" table:number-columns-spanned="1" table:number-rows-spanned="4"/>
          <table:table-cell table:style-name="ce8" office:value-type="string" calcext:value-type="string" table:number-columns-spanned="1" table:number-rows-spanned="4">
            <text:p>Simon Says raise both arms</text:p>
          </table:table-cell>
          <table:table-cell table:style-name="ce8" office:value-type="string" calcext:value-type="string" table:number-columns-spanned="1" table:number-rows-spanned="4">
            <text:p><text:span text:style-name="T1">Given: </text:span><text:span text:style-name="T2">teacher gives a command</text:span></text:p>
            <text:p/>
            <text:p><text:span text:style-name="T1">When: “</text:span><text:span text:style-name="T2">raise both arms”</text:span></text:p>
            <text:p/>
            <text:p><text:span text:style-name="T1">Then: </text:span><text:span text:style-name="T2">robot raises both hands and says “simon says raise both hands</text:span></text:p>
            <text:p/>
            <text:p><text:span text:style-name="T3">Prerequisite: </text:span></text:p>
            <text:p><text:span text:style-name="T4">User Interface is available</text:span></text:p>
            <text:p/>
            <text:p><text:span text:style-name="T3">Test Data:</text:span></text:p>
            <text:p><text:span text:style-name="T4">xxxx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robot has idle mode turned on</text:p>
          </table:table-cell>
          <table:table-cell table:number-columns-repeated="2" table:style-name="ce14" office:value-type="string" calcext:value-type="string">
            <text:p>robot is in idle mode</text:p>
          </table:table-cell>
          <table:table-cell table:style-name="ce3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8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say “raise both arms”</text:p>
          </table:table-cell>
          <table:table-cell table:number-columns-repeated="2" table:style-name="ce14" office:value-type="string" calcext:value-type="string">
            <text:p>robot understands and raises both hands and says “simon says raise both arms”</text:p>
          </table:table-cell>
          <table:table-cell table:style-name="ce3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4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say incorrect phrase</text:p>
          </table:table-cell>
          <table:table-cell table:number-columns-repeated="2" table:style-name="ce14" office:value-type="string" calcext:value-type="string">
            <text:p>robot does not understand and does not follow prompt</text:p>
          </table:table-cell>
          <table:table-cell table:style-name="ce3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14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3"/>
          <table:table-cell table:style-name="ce36"/>
          <table:table-cell table:style-name="ce8"/>
          <table:table-cell table:number-columns-repeated="1014"/>
        </table:table-row>
        <table:table-row table:style-name="ro10">
          <table:table-cell/>
          <table:table-cell table:style-name="ce5" table:number-columns-spanned="1" table:number-rows-spanned="4"/>
          <table:table-cell table:style-name="ce8" office:value-type="string" calcext:value-type="string" table:number-columns-spanned="1" table:number-rows-spanned="4">
            <text:p>Simon Says raise one arm</text:p>
          </table:table-cell>
          <table:table-cell table:style-name="ce8" office:value-type="string" calcext:value-type="string" table:number-columns-spanned="1" table:number-rows-spanned="4">
            <text:p><text:span text:style-name="T1">Given: </text:span><text:span text:style-name="T2">teacher gives a command</text:span></text:p>
            <text:p/>
            <text:p><text:span text:style-name="T1">When: “</text:span><text:span text:style-name="T2">raise one arm”</text:span></text:p>
            <text:p/>
            <text:p><text:span text:style-name="T1">Then: </text:span><text:span text:style-name="T2">robot raises one arm and says “Simon says raise one arm”</text:span></text:p>
            <text:p/>
            <text:p><text:span text:style-name="T3">Prerequisite: </text:span></text:p>
            <text:p><text:span text:style-name="T4">User interface is available</text:span></text:p>
            <text:p/>
            <text:p><text:span text:style-name="T3">Test Data:</text:span></text:p>
            <text:p><text:span text:style-name="T4">xxxx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robot has idle mode turned on</text:p>
          </table:table-cell>
          <table:table-cell table:number-columns-repeated="2" table:style-name="ce14" office:value-type="string" calcext:value-type="string">
            <text:p>robot is in idle mode</text:p>
          </table:table-cell>
          <table:table-cell table:style-name="ce3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8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say “raise one arm”</text:p>
          </table:table-cell>
          <table:table-cell table:number-columns-repeated="2" table:style-name="ce14" office:value-type="string" calcext:value-type="string">
            <text:p>robot understands and raises one arm and says “simon says raise one arm”</text:p>
          </table:table-cell>
          <table:table-cell table:style-name="ce3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4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say incorrect phrase</text:p>
          </table:table-cell>
          <table:table-cell table:number-columns-repeated="2" table:style-name="ce14" office:value-type="string" calcext:value-type="string">
            <text:p>robot does not understand and does not follow prompt</text:p>
          </table:table-cell>
          <table:table-cell table:style-name="ce3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15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3"/>
          <table:table-cell table:style-name="ce36"/>
          <table:table-cell table:style-name="ce8"/>
          <table:table-cell table:number-columns-repeated="1014"/>
        </table:table-row>
        <table:table-row table:style-name="ro10">
          <table:table-cell/>
          <table:table-cell table:style-name="ce5" table:number-columns-spanned="1" table:number-rows-spanned="4"/>
          <table:table-cell table:style-name="ce8" office:value-type="string" calcext:value-type="string" table:number-columns-spanned="1" table:number-rows-spanned="4">
            <text:p>Simon Says touch knee</text:p>
          </table:table-cell>
          <table:table-cell table:style-name="ce8" office:value-type="string" calcext:value-type="string" table:number-columns-spanned="1" table:number-rows-spanned="4">
            <text:p><text:span text:style-name="T1">Given: </text:span><text:span text:style-name="T2">teacher gives a command</text:span></text:p>
            <text:p/>
            <text:p><text:span text:style-name="T1">When: </text:span><text:span text:style-name="T2">“touch knee”</text:span></text:p>
            <text:p/>
            <text:p><text:span text:style-name="T1">Then: </text:span><text:span text:style-name="T2">robot touches knee and says “simon says touch knee”</text:span></text:p>
            <text:p/>
            <text:p><text:span text:style-name="T3">Prerequisite: </text:span></text:p>
            <text:p><text:span text:style-name="T4">User Interface is available</text:span></text:p>
            <text:p/>
            <text:p><text:span text:style-name="T3">Test Data:</text:span></text:p>
            <text:p><text:span text:style-name="T4">xxxx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robot has idle mode turned on</text:p>
          </table:table-cell>
          <table:table-cell table:number-columns-repeated="2" table:style-name="ce14" office:value-type="string" calcext:value-type="string">
            <text:p>robot is in idle mode</text:p>
          </table:table-cell>
          <table:table-cell table:style-name="ce3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8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say “touch knee”</text:p>
          </table:table-cell>
          <table:table-cell table:number-columns-repeated="2" table:style-name="ce14" office:value-type="string" calcext:value-type="string">
            <text:p>robot understands and touches knee and says “simon says touch knee”</text:p>
          </table:table-cell>
          <table:table-cell table:style-name="ce3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4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say incorrect phrase</text:p>
          </table:table-cell>
          <table:table-cell table:number-columns-repeated="2" table:style-name="ce14" office:value-type="string" calcext:value-type="string">
            <text:p>robot does not understand and does not follow prompt</text:p>
          </table:table-cell>
          <table:table-cell table:style-name="ce3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16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3"/>
          <table:table-cell table:style-name="ce36"/>
          <table:table-cell table:style-name="ce8"/>
          <table:table-cell table:number-columns-repeated="1014"/>
        </table:table-row>
        <table:table-row table:style-name="ro10">
          <table:table-cell/>
          <table:table-cell table:style-name="ce5" table:number-columns-spanned="1" table:number-rows-spanned="4"/>
          <table:table-cell table:style-name="ce8" office:value-type="string" calcext:value-type="string" table:number-columns-spanned="1" table:number-rows-spanned="4">
            <text:p>Simon Says hold one arm forward</text:p>
          </table:table-cell>
          <table:table-cell table:style-name="ce8" office:value-type="string" calcext:value-type="string" table:number-columns-spanned="1" table:number-rows-spanned="4">
            <text:p><text:span text:style-name="T1">Given: </text:span><text:span text:style-name="T2">teacher gives a command</text:span></text:p>
            <text:p/>
            <text:p><text:span text:style-name="T1">When: </text:span><text:span text:style-name="T2">“hold one arm forward”</text:span></text:p>
            <text:p/>
            <text:p><text:span text:style-name="T1">Then: </text:span><text:span text:style-name="T2">robot holds one arm forward and says “simon says hold one arm forward”</text:span></text:p>
            <text:p/>
            <text:p><text:span text:style-name="T3">Prerequisite: </text:span></text:p>
            <text:p><text:span text:style-name="T4">User Interface is available</text:span></text:p>
            <text:p/>
            <text:p><text:span text:style-name="T3">Test Data:</text:span></text:p>
            <text:p><text:span text:style-name="T4">xxxx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robot has idle mode turned on</text:p>
          </table:table-cell>
          <table:table-cell table:number-columns-repeated="2" table:style-name="ce14" office:value-type="string" calcext:value-type="string">
            <text:p>robot is in idle mode</text:p>
          </table:table-cell>
          <table:table-cell table:style-name="ce3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17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say “hold one arm forward”</text:p>
          </table:table-cell>
          <table:table-cell table:number-columns-repeated="2" table:style-name="ce14" office:value-type="string" calcext:value-type="string">
            <text:p>robot understands and holds one arm forward and says “Simon says hold one arm forward”</text:p>
          </table:table-cell>
          <table:table-cell table:style-name="ce3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4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say incorrect phrase</text:p>
          </table:table-cell>
          <table:table-cell table:number-columns-repeated="2" table:style-name="ce14" office:value-type="string" calcext:value-type="string">
            <text:p>robot does not understand and does not follow prompt</text:p>
          </table:table-cell>
          <table:table-cell table:style-name="ce3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18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3"/>
          <table:table-cell table:style-name="ce36"/>
          <table:table-cell table:style-name="ce8"/>
          <table:table-cell table:number-columns-repeated="1014"/>
        </table:table-row>
        <table:table-row table:style-name="ro10">
          <table:table-cell/>
          <table:table-cell table:style-name="ce5" table:number-columns-spanned="1" table:number-rows-spanned="4"/>
          <table:table-cell table:style-name="ce8" office:value-type="string" calcext:value-type="string" table:number-columns-spanned="1" table:number-rows-spanned="4">
            <text:p>Simon Says hold both arms forward</text:p>
          </table:table-cell>
          <table:table-cell table:style-name="ce8" office:value-type="string" calcext:value-type="string" table:number-columns-spanned="1" table:number-rows-spanned="4">
            <text:p><text:span text:style-name="T1">Given: </text:span><text:span text:style-name="T2">teacher gives a command</text:span></text:p>
            <text:p/>
            <text:p><text:span text:style-name="T1">When: </text:span><text:span text:style-name="T2">“hold both arms forward”</text:span></text:p>
            <text:p/>
            <text:p><text:span text:style-name="T1">Then: </text:span><text:span text:style-name="T2">robot holds both arms forward</text:span></text:p>
            <text:p/>
            <text:p><text:span text:style-name="T3">Prerequisite: </text:span></text:p>
            <text:p><text:span text:style-name="T4">User Interface is available</text:span></text:p>
            <text:p/>
            <text:p><text:span text:style-name="T3">Test Data:</text:span></text:p>
            <text:p><text:span text:style-name="T4">xxxx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robot has idle mode turned on</text:p>
          </table:table-cell>
          <table:table-cell table:number-columns-repeated="2" table:style-name="ce14" office:value-type="string" calcext:value-type="string">
            <text:p>robot is in idle mode</text:p>
          </table:table-cell>
          <table:table-cell table:style-name="ce3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17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say “hold both arms forward”</text:p>
          </table:table-cell>
          <table:table-cell table:number-columns-repeated="2" table:style-name="ce14" office:value-type="string" calcext:value-type="string">
            <text:p>robot understands and holds both arms forward and says “simon says hold both arms forward”</text:p>
          </table:table-cell>
          <table:table-cell table:style-name="ce3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4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say incorrect phrase</text:p>
          </table:table-cell>
          <table:table-cell table:number-columns-repeated="2" table:style-name="ce14" office:value-type="string" calcext:value-type="string">
            <text:p>robot does not understand and does not follow prompt</text:p>
          </table:table-cell>
          <table:table-cell table:style-name="ce3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19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3"/>
          <table:table-cell table:style-name="ce36"/>
          <table:table-cell table:style-name="ce8"/>
          <table:table-cell table:number-columns-repeated="1014"/>
        </table:table-row>
        <table:table-row table:style-name="ro10">
          <table:table-cell/>
          <table:table-cell table:style-name="ce5" table:number-columns-spanned="1" table:number-rows-spanned="4"/>
          <table:table-cell table:style-name="ce8" office:value-type="string" calcext:value-type="string" table:number-columns-spanned="1" table:number-rows-spanned="4">
            <text:p>Simon Says hold one arm out</text:p>
          </table:table-cell>
          <table:table-cell table:style-name="ce8" office:value-type="string" calcext:value-type="string" table:number-columns-spanned="1" table:number-rows-spanned="4">
            <text:p><text:span text:style-name="T1">Given: </text:span><text:span text:style-name="T2">teacher gives a command</text:span></text:p>
            <text:p/>
            <text:p><text:span text:style-name="T1">When: </text:span><text:span text:style-name="T2">“hold one arm out”</text:span></text:p>
            <text:p/>
            <text:p><text:span text:style-name="T1">Then: </text:span><text:span text:style-name="T2">robot holds one arm out</text:span></text:p>
            <text:p/>
            <text:p><text:span text:style-name="T3">Prerequisite: </text:span></text:p>
            <text:p><text:span text:style-name="T4">User interface is available</text:span></text:p>
            <text:p/>
            <text:p><text:span text:style-name="T3">Test Data:</text:span></text:p>
            <text:p><text:span text:style-name="T4">xxxx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robot has idle mode turned on</text:p>
          </table:table-cell>
          <table:table-cell table:number-columns-repeated="2" table:style-name="ce14" office:value-type="string" calcext:value-type="string">
            <text:p>robot is in idle mode</text:p>
          </table:table-cell>
          <table:table-cell table:style-name="ce3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8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say “hold one arm out”</text:p>
          </table:table-cell>
          <table:table-cell table:number-columns-repeated="2" table:style-name="ce14" office:value-type="string" calcext:value-type="string">
            <text:p>robot understands and holds one arm out and says “simon says hold one arm out”</text:p>
          </table:table-cell>
          <table:table-cell table:style-name="ce3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4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say incorrect phrase</text:p>
          </table:table-cell>
          <table:table-cell table:number-columns-repeated="2" table:style-name="ce14" office:value-type="string" calcext:value-type="string">
            <text:p>robot does not understand and does not follow prompt</text:p>
          </table:table-cell>
          <table:table-cell table:style-name="ce3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20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3"/>
          <table:table-cell table:style-name="ce36"/>
          <table:table-cell table:style-name="ce8"/>
          <table:table-cell table:number-columns-repeated="1014"/>
        </table:table-row>
        <table:table-row table:style-name="ro10">
          <table:table-cell/>
          <table:table-cell table:style-name="ce5" table:number-columns-spanned="1" table:number-rows-spanned="4"/>
          <table:table-cell table:style-name="ce8" office:value-type="string" calcext:value-type="string" table:number-columns-spanned="1" table:number-rows-spanned="4">
            <text:p>Simon Says hold both arms out</text:p>
          </table:table-cell>
          <table:table-cell table:style-name="ce8" office:value-type="string" calcext:value-type="string" table:number-columns-spanned="1" table:number-rows-spanned="4">
            <text:p><text:span text:style-name="T1">Given: </text:span><text:span text:style-name="T2">teacher gives a command</text:span></text:p>
            <text:p/>
            <text:p><text:span text:style-name="T1">When: “</text:span><text:span text:style-name="T2">hold both arms out”</text:span></text:p>
            <text:p/>
            <text:p><text:span text:style-name="T1">Then: </text:span><text:span text:style-name="T2">robot holds both arms out and says “simon says hold both arms out”</text:span></text:p>
            <text:p/>
            <text:p><text:span text:style-name="T3">Prerequisite: </text:span></text:p>
            <text:p><text:span text:style-name="T4">User interface is available</text:span></text:p>
            <text:p/>
            <text:p><text:span text:style-name="T3">Test Data:</text:span></text:p>
            <text:p><text:span text:style-name="T4">xxxx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robot has idle mode turned on</text:p>
          </table:table-cell>
          <table:table-cell table:number-columns-repeated="2" table:style-name="ce14" office:value-type="string" calcext:value-type="string">
            <text:p>robot is in idle mode</text:p>
          </table:table-cell>
          <table:table-cell table:style-name="ce3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17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say “hold both arms out”</text:p>
          </table:table-cell>
          <table:table-cell table:number-columns-repeated="2" table:style-name="ce14" office:value-type="string" calcext:value-type="string">
            <text:p>robot understands and holds both arms out and says “simon says hold both arms out”</text:p>
          </table:table-cell>
          <table:table-cell table:style-name="ce3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4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say incorrect phrase</text:p>
          </table:table-cell>
          <table:table-cell table:number-columns-repeated="2" table:style-name="ce14" office:value-type="string" calcext:value-type="string">
            <text:p>robot does not understand and does not follow prompt</text:p>
          </table:table-cell>
          <table:table-cell table:style-name="ce3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21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3"/>
          <table:table-cell table:style-name="ce36"/>
          <table:table-cell table:style-name="ce8"/>
          <table:table-cell table:number-columns-repeated="1014"/>
        </table:table-row>
        <table:table-row table:style-name="ro10">
          <table:table-cell/>
          <table:table-cell table:style-name="ce5" table:number-columns-spanned="1" table:number-rows-spanned="4"/>
          <table:table-cell table:style-name="ce8" office:value-type="string" calcext:value-type="string" table:number-columns-spanned="1" table:number-rows-spanned="4">
            <text:p>Simon Says dab</text:p>
          </table:table-cell>
          <table:table-cell table:style-name="ce8" office:value-type="string" calcext:value-type="string" table:number-columns-spanned="1" table:number-rows-spanned="4">
            <text:p><text:span text:style-name="T1">Given: </text:span><text:span text:style-name="T2">teacher gives a command</text:span></text:p>
            <text:p/>
            <text:p><text:span text:style-name="T1">When: </text:span><text:span text:style-name="T2">“dab”</text:span></text:p>
            <text:p/>
            <text:p><text:span text:style-name="T1">Then: </text:span><text:span text:style-name="T2">robot dabs and says “simon says dab”</text:span></text:p>
            <text:p/>
            <text:p><text:span text:style-name="T3">Prerequisite: </text:span></text:p>
            <text:p><text:span text:style-name="T4">User Interface is available</text:span></text:p>
            <text:p/>
            <text:p><text:span text:style-name="T3">Test Data:</text:span></text:p>
            <text:p><text:span text:style-name="T4">xxxx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robot has idle mode turned on</text:p>
          </table:table-cell>
          <table:table-cell table:number-columns-repeated="2" table:style-name="ce14" office:value-type="string" calcext:value-type="string">
            <text:p>robot is in idle mode</text:p>
          </table:table-cell>
          <table:table-cell table:style-name="ce3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4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say “dab”</text:p>
          </table:table-cell>
          <table:table-cell table:number-columns-repeated="2" table:style-name="ce14" office:value-type="string" calcext:value-type="string">
            <text:p>robot understands and dabs and says “simon says dab”</text:p>
          </table:table-cell>
          <table:table-cell table:style-name="ce3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4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say incorrect phrase</text:p>
          </table:table-cell>
          <table:table-cell table:number-columns-repeated="2" table:style-name="ce14" office:value-type="string" calcext:value-type="string">
            <text:p>robot does not understand and does not follow prompt</text:p>
          </table:table-cell>
          <table:table-cell table:style-name="ce3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22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23">
          <table:table-cell/>
          <table:table-cell table:style-name="ce26" office:value-type="string" calcext:value-type="string" table:number-columns-spanned="9" table:number-rows-spanned="1">
            <text:p>WITHOUT DIALOGUE TREE</text:p>
          </table:table-cell>
          <table:covered-table-cell table:number-columns-repeated="2" table:style-name="ce10"/>
          <table:covered-table-cell table:style-name="ce5"/>
          <table:covered-table-cell table:number-columns-repeated="3" table:style-name="ce14"/>
          <table:covered-table-cell table:style-name="ce37"/>
          <table:covered-table-cell table:style-name="ce8"/>
          <table:table-cell table:number-columns-repeated="1014"/>
        </table:table-row>
        <table:table-row table:style-name="ro10">
          <table:table-cell/>
          <table:table-cell table:style-name="ce5" table:number-columns-spanned="1" table:number-rows-spanned="4"/>
          <table:table-cell table:style-name="ce8" office:value-type="string" calcext:value-type="string" table:number-columns-spanned="1" table:number-rows-spanned="4">
            <text:p>touch head</text:p>
          </table:table-cell>
          <table:table-cell table:style-name="ce8" office:value-type="string" calcext:value-type="string" table:number-columns-spanned="1" table:number-rows-spanned="4">
            <text:p><text:span text:style-name="T1">Given: </text:span><text:span text:style-name="T2">teacher gives a command</text:span></text:p>
            <text:p/>
            <text:p><text:span text:style-name="T1">When: </text:span><text:span text:style-name="T2">“touch head”</text:span></text:p>
            <text:p/>
            <text:p><text:span text:style-name="T1">Then: </text:span><text:span text:style-name="T2">robot touches head and says “simon says touch head”</text:span></text:p>
            <text:p/>
            <text:p><text:span text:style-name="T3">Prerequisite: </text:span></text:p>
            <text:p><text:span text:style-name="T4">User interface is available</text:span></text:p>
            <text:p/>
            <text:p><text:span text:style-name="T3">Test Data:</text:span></text:p>
            <text:p><text:span text:style-name="T4">xxxx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robot has idle mode turned on</text:p>
          </table:table-cell>
          <table:table-cell table:number-columns-repeated="2" table:style-name="ce14" office:value-type="string" calcext:value-type="string">
            <text:p>robot is in idle mode</text:p>
          </table:table-cell>
          <table:table-cell table:style-name="ce3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8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say “touch head”</text:p>
          </table:table-cell>
          <table:table-cell table:number-columns-repeated="2" table:style-name="ce14" office:value-type="string" calcext:value-type="string">
            <text:p>robot understands and touches head and says “touch head”</text:p>
          </table:table-cell>
          <table:table-cell table:style-name="ce3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24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say incorrect phrase</text:p>
          </table:table-cell>
          <table:table-cell table:number-columns-repeated="2" table:style-name="ce14" office:value-type="string" calcext:value-type="string">
            <text:p>robot does not understand and does not follow prompt</text:p>
          </table:table-cell>
          <table:table-cell table:style-name="ce3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25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3"/>
          <table:table-cell table:style-name="ce36"/>
          <table:table-cell table:style-name="ce8"/>
          <table:table-cell table:number-columns-repeated="1014"/>
        </table:table-row>
        <table:table-row table:style-name="ro10">
          <table:table-cell/>
          <table:table-cell table:style-name="ce5" table:number-columns-spanned="1" table:number-rows-spanned="4"/>
          <table:table-cell table:style-name="ce8" office:value-type="string" calcext:value-type="string" table:number-columns-spanned="1" table:number-rows-spanned="4">
            <text:p>touch hand</text:p>
          </table:table-cell>
          <table:table-cell table:style-name="ce8" office:value-type="string" calcext:value-type="string" table:number-columns-spanned="1" table:number-rows-spanned="4">
            <text:p><text:span text:style-name="T1">Given: </text:span><text:span text:style-name="T2">teacher gives a command</text:span></text:p>
            <text:p/>
            <text:p><text:span text:style-name="T1">When: “</text:span><text:span text:style-name="T2">touch hand”</text:span></text:p>
            <text:p/>
            <text:p><text:span text:style-name="T1">Then: </text:span><text:span text:style-name="T2">robot touches hand and says “simon says touch hand”</text:span></text:p>
            <text:p/>
            <text:p><text:span text:style-name="T3">Prerequisite: </text:span></text:p>
            <text:p><text:span text:style-name="T4">User interface is available</text:span></text:p>
            <text:p/>
            <text:p><text:span text:style-name="T3">Test Data:</text:span></text:p>
            <text:p><text:span text:style-name="T4">xxxx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robot has idle mode turned on</text:p>
          </table:table-cell>
          <table:table-cell table:number-columns-repeated="2" table:style-name="ce14" office:value-type="string" calcext:value-type="string">
            <text:p>robot is in idle mode</text:p>
          </table:table-cell>
          <table:table-cell table:style-name="ce3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8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say “touch hand”</text:p>
          </table:table-cell>
          <table:table-cell table:style-name="ce14" office:value-type="string" calcext:value-type="string">
            <text:p>robot understands and touches hand while saying “touch hand”</text:p>
          </table:table-cell>
          <table:table-cell table:style-name="ce14" office:value-type="string" calcext:value-type="string">
            <text:p>robot understands and touches hand and says “touch hand”</text:p>
          </table:table-cell>
          <table:table-cell table:style-name="ce3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26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say incorrect phrase</text:p>
          </table:table-cell>
          <table:table-cell table:number-columns-repeated="2" table:style-name="ce14" office:value-type="string" calcext:value-type="string">
            <text:p>robot does not understand and does not follow prompt</text:p>
          </table:table-cell>
          <table:table-cell table:style-name="ce3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25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3"/>
          <table:table-cell table:style-name="ce36"/>
          <table:table-cell table:style-name="ce8"/>
          <table:table-cell table:number-columns-repeated="1014"/>
        </table:table-row>
        <table:table-row table:style-name="ro10">
          <table:table-cell/>
          <table:table-cell table:style-name="ce5" table:number-columns-spanned="1" table:number-rows-spanned="4"/>
          <table:table-cell table:style-name="ce8" office:value-type="string" calcext:value-type="string" table:number-columns-spanned="1" table:number-rows-spanned="4">
            <text:p>touch chest</text:p>
          </table:table-cell>
          <table:table-cell table:style-name="ce8" office:value-type="string" calcext:value-type="string" table:number-columns-spanned="1" table:number-rows-spanned="4">
            <text:p><text:span text:style-name="T1">Given: </text:span><text:span text:style-name="T2">teacher gives a command</text:span></text:p>
            <text:p/>
            <text:p><text:span text:style-name="T1">When: </text:span><text:span text:style-name="T2">“touch chest”</text:span></text:p>
            <text:p/>
            <text:p><text:span text:style-name="T1">Then: </text:span><text:span text:style-name="T2">robot touches chest and says “simon says touch chest”</text:span></text:p>
            <text:p/>
            <text:p><text:span text:style-name="T3">Prerequisite: </text:span></text:p>
            <text:p><text:span text:style-name="T4">User Interface is available</text:span></text:p>
            <text:p/>
            <text:p><text:span text:style-name="T3">Test Data:</text:span></text:p>
            <text:p><text:span text:style-name="T4">xxxx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robot has idle mode turned on</text:p>
          </table:table-cell>
          <table:table-cell table:number-columns-repeated="2" table:style-name="ce14" office:value-type="string" calcext:value-type="string">
            <text:p>robot is in idle mode</text:p>
          </table:table-cell>
          <table:table-cell table:style-name="ce3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8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say “touch chest”</text:p>
          </table:table-cell>
          <table:table-cell table:style-name="ce14" office:value-type="string" calcext:value-type="string">
            <text:p>robot understands and touches chest and says “touch chest”</text:p>
          </table:table-cell>
          <table:table-cell table:style-name="ce14" office:value-type="string" calcext:value-type="string">
            <text:p>robot understands and touches chest and says “touch chest</text:p>
          </table:table-cell>
          <table:table-cell table:style-name="ce3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27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say incorrect phrase</text:p>
          </table:table-cell>
          <table:table-cell table:number-columns-repeated="2" table:style-name="ce14" office:value-type="string" calcext:value-type="string">
            <text:p>robot does not understand and does not follow prompt</text:p>
          </table:table-cell>
          <table:table-cell table:style-name="ce3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28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3"/>
          <table:table-cell table:style-name="ce36"/>
          <table:table-cell table:style-name="ce8"/>
          <table:table-cell table:number-columns-repeated="1014"/>
        </table:table-row>
        <table:table-row table:style-name="ro10">
          <table:table-cell/>
          <table:table-cell table:style-name="ce5" table:number-columns-spanned="1" table:number-rows-spanned="4"/>
          <table:table-cell table:style-name="ce8" office:value-type="string" calcext:value-type="string" table:number-columns-spanned="1" table:number-rows-spanned="4">
            <text:p>raise both arms</text:p>
          </table:table-cell>
          <table:table-cell table:style-name="ce8" office:value-type="string" calcext:value-type="string" table:number-columns-spanned="1" table:number-rows-spanned="4">
            <text:p><text:span text:style-name="T1">Given: </text:span><text:span text:style-name="T2">teacher gives a command</text:span></text:p>
            <text:p/>
            <text:p><text:span text:style-name="T1">When: “</text:span><text:span text:style-name="T2">raise both arms”</text:span></text:p>
            <text:p/>
            <text:p><text:span text:style-name="T1">Then: </text:span><text:span text:style-name="T2">robot raises both hands and says “simon says raise both hands</text:span></text:p>
            <text:p/>
            <text:p><text:span text:style-name="T3">Prerequisite: </text:span></text:p>
            <text:p><text:span text:style-name="T4">User Interface is available</text:span></text:p>
            <text:p/>
            <text:p><text:span text:style-name="T3">Test Data:</text:span></text:p>
            <text:p><text:span text:style-name="T4">xxxx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robot has idle mode turned on</text:p>
          </table:table-cell>
          <table:table-cell table:number-columns-repeated="2" table:style-name="ce14" office:value-type="string" calcext:value-type="string">
            <text:p>robot is in idle mode</text:p>
          </table:table-cell>
          <table:table-cell table:style-name="ce3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8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say “raise both arms”</text:p>
          </table:table-cell>
          <table:table-cell table:number-columns-repeated="2" table:style-name="ce14" office:value-type="string" calcext:value-type="string">
            <text:p>robot understands and raises both hands and says “raise both arms”</text:p>
          </table:table-cell>
          <table:table-cell table:style-name="ce3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27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say incorrect phrase</text:p>
          </table:table-cell>
          <table:table-cell table:number-columns-repeated="2" table:style-name="ce14" office:value-type="string" calcext:value-type="string">
            <text:p>robot does not understand and does not follow prompt</text:p>
          </table:table-cell>
          <table:table-cell table:style-name="ce3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29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3"/>
          <table:table-cell table:style-name="ce36"/>
          <table:table-cell table:style-name="ce8"/>
          <table:table-cell table:number-columns-repeated="1014"/>
        </table:table-row>
        <table:table-row table:style-name="ro10">
          <table:table-cell/>
          <table:table-cell table:style-name="ce5" table:number-columns-spanned="1" table:number-rows-spanned="4"/>
          <table:table-cell table:style-name="ce8" office:value-type="string" calcext:value-type="string" table:number-columns-spanned="1" table:number-rows-spanned="4">
            <text:p>raise one arm</text:p>
          </table:table-cell>
          <table:table-cell table:style-name="ce8" office:value-type="string" calcext:value-type="string" table:number-columns-spanned="1" table:number-rows-spanned="4">
            <text:p><text:span text:style-name="T1">Given: </text:span><text:span text:style-name="T2">teacher gives a command</text:span></text:p>
            <text:p/>
            <text:p><text:span text:style-name="T1">When: “</text:span><text:span text:style-name="T2">raise one arm”</text:span></text:p>
            <text:p/>
            <text:p><text:span text:style-name="T1">Then: </text:span><text:span text:style-name="T2">robot raises one arm and says “Simon says raise one arm”</text:span></text:p>
            <text:p/>
            <text:p><text:span text:style-name="T3">Prerequisite: </text:span></text:p>
            <text:p><text:span text:style-name="T4">User interface is available</text:span></text:p>
            <text:p/>
            <text:p><text:span text:style-name="T3">Test Data:</text:span></text:p>
            <text:p><text:span text:style-name="T4">xxxx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robot has idle mode turned on</text:p>
          </table:table-cell>
          <table:table-cell table:number-columns-repeated="2" table:style-name="ce14" office:value-type="string" calcext:value-type="string">
            <text:p>robot is in idle mode</text:p>
          </table:table-cell>
          <table:table-cell table:style-name="ce3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8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say “raise one arm”</text:p>
          </table:table-cell>
          <table:table-cell table:number-columns-repeated="2" table:style-name="ce14" office:value-type="string" calcext:value-type="string">
            <text:p>robot understands and raises one arm and says “raise one arm”</text:p>
          </table:table-cell>
          <table:table-cell table:style-name="ce3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27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say incorrect phrase</text:p>
          </table:table-cell>
          <table:table-cell table:number-columns-repeated="2" table:style-name="ce14" office:value-type="string" calcext:value-type="string">
            <text:p>robot does not understand and does not follow prompt</text:p>
          </table:table-cell>
          <table:table-cell table:style-name="ce3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30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3"/>
          <table:table-cell table:style-name="ce36"/>
          <table:table-cell table:style-name="ce8"/>
          <table:table-cell table:number-columns-repeated="1014"/>
        </table:table-row>
        <table:table-row table:style-name="ro10">
          <table:table-cell/>
          <table:table-cell table:style-name="ce5" table:number-columns-spanned="1" table:number-rows-spanned="4"/>
          <table:table-cell table:style-name="ce8" office:value-type="string" calcext:value-type="string" table:number-columns-spanned="1" table:number-rows-spanned="4">
            <text:p>touch knee</text:p>
          </table:table-cell>
          <table:table-cell table:style-name="ce8" office:value-type="string" calcext:value-type="string" table:number-columns-spanned="1" table:number-rows-spanned="4">
            <text:p><text:span text:style-name="T1">Given: </text:span><text:span text:style-name="T2">teacher gives a command</text:span></text:p>
            <text:p/>
            <text:p><text:span text:style-name="T1">When: </text:span><text:span text:style-name="T2">“touch knee”</text:span></text:p>
            <text:p/>
            <text:p><text:span text:style-name="T1">Then: </text:span><text:span text:style-name="T2">robot touches knee and says “simon says touch knee”</text:span></text:p>
            <text:p/>
            <text:p><text:span text:style-name="T3">Prerequisite: </text:span></text:p>
            <text:p><text:span text:style-name="T4">User Interface is available</text:span></text:p>
            <text:p/>
            <text:p><text:span text:style-name="T3">Test Data:</text:span></text:p>
            <text:p><text:span text:style-name="T4">xxxx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robot has idle mode turned on</text:p>
          </table:table-cell>
          <table:table-cell table:number-columns-repeated="2" table:style-name="ce14" office:value-type="string" calcext:value-type="string">
            <text:p>robot is in idle mode</text:p>
          </table:table-cell>
          <table:table-cell table:style-name="ce3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8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say “touch knee”</text:p>
          </table:table-cell>
          <table:table-cell table:number-columns-repeated="2" table:style-name="ce14" office:value-type="string" calcext:value-type="string">
            <text:p>robot understands and touches knee and says “touch knee”</text:p>
          </table:table-cell>
          <table:table-cell table:style-name="ce3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27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say incorrect phrase</text:p>
          </table:table-cell>
          <table:table-cell table:number-columns-repeated="2" table:style-name="ce14" office:value-type="string" calcext:value-type="string">
            <text:p>robot does not understand and does not follow prompt</text:p>
          </table:table-cell>
          <table:table-cell table:style-name="ce3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31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3"/>
          <table:table-cell table:style-name="ce36"/>
          <table:table-cell table:style-name="ce8"/>
          <table:table-cell table:number-columns-repeated="1014"/>
        </table:table-row>
        <table:table-row table:style-name="ro10">
          <table:table-cell/>
          <table:table-cell table:style-name="ce5" table:number-columns-spanned="1" table:number-rows-spanned="4"/>
          <table:table-cell table:style-name="ce8" office:value-type="string" calcext:value-type="string" table:number-columns-spanned="1" table:number-rows-spanned="4">
            <text:p>hold one arm forward</text:p>
          </table:table-cell>
          <table:table-cell table:style-name="ce8" office:value-type="string" calcext:value-type="string" table:number-columns-spanned="1" table:number-rows-spanned="4">
            <text:p><text:span text:style-name="T1">Given: </text:span><text:span text:style-name="T2">teacher gives a command</text:span></text:p>
            <text:p/>
            <text:p><text:span text:style-name="T1">When: </text:span><text:span text:style-name="T2">“hold one arm forward”</text:span></text:p>
            <text:p/>
            <text:p><text:span text:style-name="T1">Then: </text:span><text:span text:style-name="T2">robot holds one arm forward and says “simon says hold one arm forward”</text:span></text:p>
            <text:p/>
            <text:p><text:span text:style-name="T3">Prerequisite: </text:span></text:p>
            <text:p><text:span text:style-name="T4">User Interface is available</text:span></text:p>
            <text:p/>
            <text:p><text:span text:style-name="T3">Test Data:</text:span></text:p>
            <text:p><text:span text:style-name="T4">xxxx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robot has idle mode turned on</text:p>
          </table:table-cell>
          <table:table-cell table:number-columns-repeated="2" table:style-name="ce14" office:value-type="string" calcext:value-type="string">
            <text:p>robot is in idle mode</text:p>
          </table:table-cell>
          <table:table-cell table:style-name="ce3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8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say “hold one arm forward”</text:p>
          </table:table-cell>
          <table:table-cell table:number-columns-repeated="2" table:style-name="ce14" office:value-type="string" calcext:value-type="string">
            <text:p>robot understands and holds one arm forward and says “hold one arm forward”</text:p>
          </table:table-cell>
          <table:table-cell table:style-name="ce3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27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say incorrect phrase</text:p>
          </table:table-cell>
          <table:table-cell table:number-columns-repeated="2" table:style-name="ce14" office:value-type="string" calcext:value-type="string">
            <text:p>robot does not understand and does not follow prompt</text:p>
          </table:table-cell>
          <table:table-cell table:style-name="ce3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32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3"/>
          <table:table-cell table:style-name="ce36"/>
          <table:table-cell table:style-name="ce8"/>
          <table:table-cell table:number-columns-repeated="1014"/>
        </table:table-row>
        <table:table-row table:style-name="ro10">
          <table:table-cell/>
          <table:table-cell table:style-name="ce5" table:number-columns-spanned="1" table:number-rows-spanned="4"/>
          <table:table-cell table:style-name="ce8" office:value-type="string" calcext:value-type="string" table:number-columns-spanned="1" table:number-rows-spanned="4">
            <text:p>hold both arms forward</text:p>
          </table:table-cell>
          <table:table-cell table:style-name="ce8" office:value-type="string" calcext:value-type="string" table:number-columns-spanned="1" table:number-rows-spanned="4">
            <text:p><text:span text:style-name="T1">Given: </text:span><text:span text:style-name="T2">teacher gives a command</text:span></text:p>
            <text:p/>
            <text:p><text:span text:style-name="T1">When: </text:span><text:span text:style-name="T2">“hold both arms forward”</text:span></text:p>
            <text:p/>
            <text:p><text:span text:style-name="T1">Then: </text:span><text:span text:style-name="T2">robot holds both arms forward</text:span></text:p>
            <text:p/>
            <text:p><text:span text:style-name="T3">Prerequisite: </text:span></text:p>
            <text:p><text:span text:style-name="T4">User Interface is available</text:span></text:p>
            <text:p/>
            <text:p><text:span text:style-name="T3">Test Data:</text:span></text:p>
            <text:p><text:span text:style-name="T4">xxxx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robot has idle mode turned on</text:p>
          </table:table-cell>
          <table:table-cell table:number-columns-repeated="2" table:style-name="ce14" office:value-type="string" calcext:value-type="string">
            <text:p>robot is in idle mode</text:p>
          </table:table-cell>
          <table:table-cell table:style-name="ce3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8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say “hold both arms forward”</text:p>
          </table:table-cell>
          <table:table-cell table:number-columns-repeated="2" table:style-name="ce14" office:value-type="string" calcext:value-type="string">
            <text:p>robot understands and holds both arms forward and says “hold both arms forward”</text:p>
          </table:table-cell>
          <table:table-cell table:style-name="ce3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27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say incorrect phrase</text:p>
          </table:table-cell>
          <table:table-cell table:number-columns-repeated="2" table:style-name="ce14" office:value-type="string" calcext:value-type="string">
            <text:p>robot does not understand and does not follow prompt</text:p>
          </table:table-cell>
          <table:table-cell table:style-name="ce3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33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3"/>
          <table:table-cell table:style-name="ce36"/>
          <table:table-cell table:style-name="ce8"/>
          <table:table-cell table:number-columns-repeated="1014"/>
        </table:table-row>
        <table:table-row table:style-name="ro10">
          <table:table-cell/>
          <table:table-cell table:style-name="ce5" table:number-columns-spanned="1" table:number-rows-spanned="4"/>
          <table:table-cell table:style-name="ce8" office:value-type="string" calcext:value-type="string" table:number-columns-spanned="1" table:number-rows-spanned="4">
            <text:p>hold one arm out</text:p>
          </table:table-cell>
          <table:table-cell table:style-name="ce8" office:value-type="string" calcext:value-type="string" table:number-columns-spanned="1" table:number-rows-spanned="4">
            <text:p><text:span text:style-name="T1">Given: </text:span><text:span text:style-name="T2">teacher gives a command</text:span></text:p>
            <text:p/>
            <text:p><text:span text:style-name="T1">When: </text:span><text:span text:style-name="T2">“hold one arm out”</text:span></text:p>
            <text:p/>
            <text:p><text:span text:style-name="T1">Then: </text:span><text:span text:style-name="T2">robot holds one arm out</text:span></text:p>
            <text:p/>
            <text:p><text:span text:style-name="T3">Prerequisite: </text:span></text:p>
            <text:p><text:span text:style-name="T4">User interface is available</text:span></text:p>
            <text:p/>
            <text:p><text:span text:style-name="T3">Test Data:</text:span></text:p>
            <text:p><text:span text:style-name="T4">xxxx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robot has idle mode turned on</text:p>
          </table:table-cell>
          <table:table-cell table:number-columns-repeated="2" table:style-name="ce14" office:value-type="string" calcext:value-type="string">
            <text:p>robot is in idle mode</text:p>
          </table:table-cell>
          <table:table-cell table:style-name="ce3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8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say “hold one arm out”</text:p>
          </table:table-cell>
          <table:table-cell table:number-columns-repeated="2" table:style-name="ce14" office:value-type="string" calcext:value-type="string">
            <text:p>robot understands and holds one arm out and says “hold one arm out”</text:p>
          </table:table-cell>
          <table:table-cell table:style-name="ce3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27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say incorrect phrase</text:p>
          </table:table-cell>
          <table:table-cell table:number-columns-repeated="2" table:style-name="ce14" office:value-type="string" calcext:value-type="string">
            <text:p>robot does not understand and does not follow prompt</text:p>
          </table:table-cell>
          <table:table-cell table:style-name="ce3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34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3"/>
          <table:table-cell table:style-name="ce36"/>
          <table:table-cell table:style-name="ce8"/>
          <table:table-cell table:number-columns-repeated="1014"/>
        </table:table-row>
        <table:table-row table:style-name="ro10">
          <table:table-cell/>
          <table:table-cell table:style-name="ce5" table:number-columns-spanned="1" table:number-rows-spanned="4"/>
          <table:table-cell table:style-name="ce8" office:value-type="string" calcext:value-type="string" table:number-columns-spanned="1" table:number-rows-spanned="4">
            <text:p>hold both arms out</text:p>
          </table:table-cell>
          <table:table-cell table:style-name="ce8" office:value-type="string" calcext:value-type="string" table:number-columns-spanned="1" table:number-rows-spanned="4">
            <text:p><text:span text:style-name="T1">Given: </text:span><text:span text:style-name="T2">teacher gives a command</text:span></text:p>
            <text:p/>
            <text:p><text:span text:style-name="T1">When: “</text:span><text:span text:style-name="T2">hold both arms out”</text:span></text:p>
            <text:p/>
            <text:p><text:span text:style-name="T1">Then: </text:span><text:span text:style-name="T2">robot holds both arms out and says “simon says hold both arms out”</text:span></text:p>
            <text:p/>
            <text:p><text:span text:style-name="T3">Prerequisite: </text:span></text:p>
            <text:p><text:span text:style-name="T4">User interface is available</text:span></text:p>
            <text:p/>
            <text:p><text:span text:style-name="T3">Test Data:</text:span></text:p>
            <text:p><text:span text:style-name="T4">xxxx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robot has idle mode turned on</text:p>
          </table:table-cell>
          <table:table-cell table:number-columns-repeated="2" table:style-name="ce14" office:value-type="string" calcext:value-type="string">
            <text:p>robot is in idle mode</text:p>
          </table:table-cell>
          <table:table-cell table:style-name="ce3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8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say “hold both arms out”</text:p>
          </table:table-cell>
          <table:table-cell table:number-columns-repeated="2" table:style-name="ce14" office:value-type="string" calcext:value-type="string">
            <text:p>robot understands and holds both arms out and says “hold both arms out”</text:p>
          </table:table-cell>
          <table:table-cell table:style-name="ce3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27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say incorrect phrase</text:p>
          </table:table-cell>
          <table:table-cell table:number-columns-repeated="2" table:style-name="ce14" office:value-type="string" calcext:value-type="string">
            <text:p>robot does not understand and does not follow prompt</text:p>
          </table:table-cell>
          <table:table-cell table:style-name="ce3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35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3"/>
          <table:table-cell table:style-name="ce36"/>
          <table:table-cell table:style-name="ce8"/>
          <table:table-cell table:number-columns-repeated="1014"/>
        </table:table-row>
        <table:table-row table:style-name="ro10">
          <table:table-cell/>
          <table:table-cell table:style-name="ce5" table:number-columns-spanned="1" table:number-rows-spanned="4"/>
          <table:table-cell table:style-name="ce8" office:value-type="string" calcext:value-type="string" table:number-columns-spanned="1" table:number-rows-spanned="4">
            <text:p>dab</text:p>
          </table:table-cell>
          <table:table-cell table:style-name="ce8" office:value-type="string" calcext:value-type="string" table:number-columns-spanned="1" table:number-rows-spanned="4">
            <text:p><text:span text:style-name="T1">Given: </text:span><text:span text:style-name="T2">teacher gives a command</text:span></text:p>
            <text:p/>
            <text:p><text:span text:style-name="T1">When: </text:span><text:span text:style-name="T2">“dab”</text:span></text:p>
            <text:p/>
            <text:p><text:span text:style-name="T1">Then: </text:span><text:span text:style-name="T2">robot dabs and says “simon says dab”</text:span></text:p>
            <text:p/>
            <text:p><text:span text:style-name="T3">Prerequisite: </text:span></text:p>
            <text:p><text:span text:style-name="T4">User Interface is available</text:span></text:p>
            <text:p/>
            <text:p><text:span text:style-name="T3">Test Data:</text:span></text:p>
            <text:p><text:span text:style-name="T4">xxxx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robot has idle mode turned on</text:p>
          </table:table-cell>
          <table:table-cell table:number-columns-repeated="2" table:style-name="ce14" office:value-type="string" calcext:value-type="string">
            <text:p>robot is in idle mode</text:p>
          </table:table-cell>
          <table:table-cell table:style-name="ce3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4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say “dab”</text:p>
          </table:table-cell>
          <table:table-cell table:number-columns-repeated="2" table:style-name="ce14" office:value-type="string" calcext:value-type="string">
            <text:p>robot understands and dabs and says “dab”</text:p>
          </table:table-cell>
          <table:table-cell table:style-name="ce3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27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say incorrect phrase</text:p>
          </table:table-cell>
          <table:table-cell table:number-columns-repeated="2" table:style-name="ce14" office:value-type="string" calcext:value-type="string">
            <text:p>robot does not understand and does not follow prompt</text:p>
          </table:table-cell>
          <table:table-cell table:style-name="ce3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36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5" table:number-rows-repeated="104847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eature # Test Cases (2)" table:style-name="ta2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13"/>
        <table:table-column table:style-name="co12" table:default-cell-style-name="ce2"/>
        <table:table-column table:style-name="co7" table:default-cell-style-name="ce2"/>
        <table:table-column table:style-name="co13" table:default-cell-style-name="ce2"/>
        <table:table-column table:style-name="co14" table:default-cell-style-name="ce13"/>
        <table:table-column table:style-name="co10" table:default-cell-style-name="ce17"/>
        <table:table-column table:style-name="co11" table:number-columns-repeated="1014" table:default-cell-style-name="ce2"/>
        <table:table-row table:style-name="ro1">
          <table:table-cell table:style-name="ce1"/>
          <table:table-cell table:style-name="ce3" table:number-columns-repeated="3"/>
          <table:table-cell table:style-name="ce11"/>
          <table:table-cell table:style-name="ce3" table:number-columns-repeated="3"/>
          <table:table-cell table:style-name="ce11"/>
          <table:table-cell table:style-name="ce15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Test Case ID</text:p>
          </table:table-cell>
          <table:table-cell table:style-name="ce4" office:value-type="string" calcext:value-type="string">
            <text:p>Test Name</text:p>
          </table:table-cell>
          <table:table-cell table:style-name="ce4" office:value-type="string" calcext:value-type="string">
            <text:p>Test Description</text:p>
          </table:table-cell>
          <table:table-cell table:style-name="ce12" office:value-type="string" calcext:value-type="string">
            <text:p>TC #</text:p>
          </table:table-cell>
          <table:table-cell table:style-name="ce4" office:value-type="string" calcext:value-type="string">
            <text:p>Test Steps</text:p>
          </table:table-cell>
          <table:table-cell table:style-name="ce4" office:value-type="string" calcext:value-type="string">
            <text:p>Expected Result</text:p>
          </table:table-cell>
          <table:table-cell table:style-name="ce4" office:value-type="string" calcext:value-type="string">
            <text:p>Actual Result</text:p>
          </table:table-cell>
          <table:table-cell table:style-name="ce12" office:value-type="string" calcext:value-type="string">
            <text:p>Status</text:p>
          </table:table-cell>
          <table:table-cell table:style-name="ce16" office:value-type="string" calcext:value-type="string">
            <text:p>Comments</text:p>
          </table:table-cell>
          <table:table-cell table:number-columns-repeated="1014"/>
        </table:table-row>
        <table:table-row table:style-name="ro3">
          <table:table-cell/>
          <table:table-cell table:style-name="ce5" table:number-columns-spanned="1" table:number-rows-spanned="4"/>
          <table:table-cell table:style-name="ce8" table:number-columns-spanned="1" table:number-rows-spanned="4"/>
          <table:table-cell table:style-name="ce8" office:value-type="string" calcext:value-type="string" table:number-columns-spanned="1" table:number-rows-spanned="4">
            <text:p><text:span text:style-name="T1">Given: </text:span><text:span text:style-name="T2">xxxxx</text:span></text:p>
            <text:p/>
            <text:p><text:span text:style-name="T1">When: </text:span><text:span text:style-name="T2">xxxxx</text:span></text:p>
            <text:p/>
            <text:p><text:span text:style-name="T1">Then: </text:span><text:span text:style-name="T2">xxxxx</text:span></text:p>
            <text:p/>
            <text:p><text:span text:style-name="T3">Prerequisite: </text:span></text:p>
            <text:p><text:span text:style-name="T4">xxxx</text:span></text:p>
            <text:p/>
            <text:p><text:span text:style-name="T3">Test Data:</text:span></text:p>
            <text:p><text:span text:style-name="T4">xxxx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5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5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6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3">
          <table:table-cell/>
          <table:table-cell table:style-name="ce5" table:number-columns-spanned="1" table:number-rows-spanned="4"/>
          <table:table-cell table:style-name="ce8" table:number-columns-spanned="1" table:number-rows-spanned="4"/>
          <table:table-cell table:style-name="ce8" office:value-type="string" calcext:value-type="string" table:number-columns-spanned="1" table:number-rows-spanned="4">
            <text:p><text:span text:style-name="T1">Given: </text:span><text:span text:style-name="T2">xxxxx</text:span></text:p>
            <text:p/>
            <text:p><text:span text:style-name="T1">When: </text:span><text:span text:style-name="T2">xxxxx</text:span></text:p>
            <text:p/>
            <text:p><text:span text:style-name="T1">Then: </text:span><text:span text:style-name="T2">xxxxx</text:span></text:p>
            <text:p/>
            <text:p><text:span text:style-name="T3">Prerequisite: </text:span></text:p>
            <text:p><text:span text:style-name="T4">xxxx</text:span></text:p>
            <text:p/>
            <text:p><text:span text:style-name="T3">Test Data:</text:span></text:p>
            <text:p><text:span text:style-name="T4">xxxx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5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5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6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3">
          <table:table-cell/>
          <table:table-cell table:style-name="ce5" table:number-columns-spanned="1" table:number-rows-spanned="4"/>
          <table:table-cell table:style-name="ce8" table:number-columns-spanned="1" table:number-rows-spanned="4"/>
          <table:table-cell table:style-name="ce8" office:value-type="string" calcext:value-type="string" table:number-columns-spanned="1" table:number-rows-spanned="4">
            <text:p><text:span text:style-name="T1">Given: </text:span><text:span text:style-name="T2">xxxxx</text:span></text:p>
            <text:p/>
            <text:p><text:span text:style-name="T1">When: </text:span><text:span text:style-name="T2">xxxxx</text:span></text:p>
            <text:p/>
            <text:p><text:span text:style-name="T1">Then: </text:span><text:span text:style-name="T2">xxxxx</text:span></text:p>
            <text:p/>
            <text:p><text:span text:style-name="T3">Prerequisite: </text:span></text:p>
            <text:p><text:span text:style-name="T4">xxxx</text:span></text:p>
            <text:p/>
            <text:p><text:span text:style-name="T3">Test Data:</text:span></text:p>
            <text:p><text:span text:style-name="T4">xxxx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5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5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6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5" table:number-rows-repeated="104856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Examples" table:style-name="ta3">
        <table:table-column table:style-name="co1" table:default-cell-style-name="ce2"/>
        <table:table-column table:style-name="co11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13"/>
        <table:table-column table:style-name="co12" table:default-cell-style-name="ce2"/>
        <table:table-column table:style-name="co7" table:default-cell-style-name="ce2"/>
        <table:table-column table:style-name="co13" table:default-cell-style-name="ce2"/>
        <table:table-column table:style-name="co14" table:default-cell-style-name="ce13"/>
        <table:table-column table:style-name="co11" table:number-columns-repeated="1015" table:default-cell-style-name="ce2"/>
        <table:table-row table:style-name="ro37">
          <table:table-cell/>
          <table:table-cell table:style-name="ce3"/>
          <table:table-cell table:style-name="ce4" office:value-type="string" calcext:value-type="string">
            <text:p>Test ID</text:p>
          </table:table-cell>
          <table:table-cell table:style-name="ce4" office:value-type="string" calcext:value-type="string">
            <text:p>Test Description/Scenario</text:p>
          </table:table-cell>
          <table:table-cell table:style-name="ce12" office:value-type="string" calcext:value-type="string">
            <text:p>TC #</text:p>
          </table:table-cell>
          <table:table-cell table:style-name="ce4" office:value-type="string" calcext:value-type="string">
            <text:p>Test Steps</text:p>
          </table:table-cell>
          <table:table-cell table:style-name="ce4" office:value-type="string" calcext:value-type="string">
            <text:p>Expected Result</text:p>
          </table:table-cell>
          <table:table-cell table:style-name="ce4" office:value-type="string" calcext:value-type="string">
            <text:p>Actual Result</text:p>
          </table:table-cell>
          <table:table-cell table:style-name="ce12" office:value-type="string" calcext:value-type="string">
            <text:p>Status</text:p>
          </table:table-cell>
          <table:table-cell table:number-columns-repeated="1015"/>
        </table:table-row>
        <table:table-row table:style-name="ro37">
          <table:table-cell/>
          <table:table-cell table:style-name="ce5" office:value-type="string" calcext:value-type="string" table:number-columns-spanned="1" table:number-rows-spanned="4">
            <text:p>Positive Test Case</text:p>
          </table:table-cell>
          <table:table-cell table:style-name="ce5" office:value-type="float" office:value="1.01" calcext:value-type="float" table:number-columns-spanned="1" table:number-rows-spanned="4">
            <text:p>1.01</text:p>
          </table:table-cell>
          <table:table-cell table:style-name="ce8" office:value-type="string" calcext:value-type="string" table:number-columns-spanned="1" table:number-rows-spanned="4">
            <text:p><text:span text:style-name="T1">Given:</text:span><text:span text:style-name="T2"> my unique facebook username has been registered.</text:span></text:p>
            <text:p/>
            <text:p><text:span text:style-name="T1">When:</text:span><text:span text:style-name="T2"> I attempt to login using this username via the Facebook</text:span></text:p>
            <text:p><text:span text:style-name="T4">logon page.</text:span></text:p>
            <text:p/>
            <text:p><text:span text:style-name="T1">Then:</text:span><text:span text:style-name="T2"> Facebook account opens up without any errors or warnings.</text:span></text:p>
            <text:p/>
            <text:p><text:span text:style-name="T1">Prerequisite</text:span><text:span text:style-name="T2">: </text:span></text:p>
            <text:p><text:span text:style-name="T4">Customer has been registered.</text:span></text:p>
            <text:p/>
            <text:p><text:span text:style-name="T3">Test Data:</text:span></text:p>
            <text:p><text:span text:style-name="T4">Customer Number.</text:span></text:p>
            <text:p><text:span text:style-name="T4">Facebook URL</text:span></text:p>
            <text:p/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Open your Browser, and enter URL 'Facebook.com'</text:p>
          </table:table-cell>
          <table:table-cell table:style-name="ce14" office:value-type="string" calcext:value-type="string">
            <text:p>Facebook logon page appears</text:p>
          </table:table-cell>
          <table:table-cell table:style-name="ce14" office:value-type="string" calcext:value-type="string">
            <text:p>Logon page appears </text:p>
          </table:table-cell>
          <table:table-cell table:style-name="ce18" office:value-type="string" calcext:value-type="string">
            <text:p>Pass</text:p>
          </table:table-cell>
          <table:table-cell table:number-columns-repeated="1015"/>
        </table:table-row>
        <table:table-row table:style-name="ro37">
          <table:table-cell/>
          <table:covered-table-cell table:number-columns-repeated="2" table:style-name="ce6"/>
          <table:covered-table-cell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Enter your username in the field</text:p>
          </table:table-cell>
          <table:table-cell table:style-name="ce14" office:value-type="string" calcext:value-type="string">
            <text:p>Username is entered</text:p>
          </table:table-cell>
          <table:table-cell table:style-name="ce14" office:value-type="string" calcext:value-type="string">
            <text:p>Name entered 'JFX272'</text:p>
          </table:table-cell>
          <table:table-cell table:style-name="ce18" office:value-type="string" calcext:value-type="string">
            <text:p>Pass</text:p>
          </table:table-cell>
          <table:table-cell table:number-columns-repeated="1015"/>
        </table:table-row>
        <table:table-row table:style-name="ro38">
          <table:table-cell/>
          <table:covered-table-cell table:number-columns-repeated="2" table:style-name="ce6"/>
          <table:covered-table-cell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Enter your Password </text:p>
          </table:table-cell>
          <table:table-cell table:style-name="ce14" office:value-type="string" calcext:value-type="string">
            <text:p>Password is entered</text:p>
          </table:table-cell>
          <table:table-cell table:style-name="ce14" office:value-type="string" calcext:value-type="string">
            <text:p>Password entered</text:p>
          </table:table-cell>
          <table:table-cell table:style-name="ce18" office:value-type="string" calcext:value-type="string">
            <text:p>Pass</text:p>
          </table:table-cell>
          <table:table-cell table:number-columns-repeated="1015"/>
        </table:table-row>
        <table:table-row table:style-name="ro39">
          <table:table-cell/>
          <table:covered-table-cell table:number-columns-repeated="2" table:style-name="ce7"/>
          <table:covered-table-cell table:style-name="ce10"/>
          <table:table-cell table:style-name="ce5" office:value-type="float" office:value="4" calcext:value-type="float">
            <text:p>4</text:p>
          </table:table-cell>
          <table:table-cell table:style-name="ce14" office:value-type="string" calcext:value-type="string">
            <text:p>Click [Login] button</text:p>
          </table:table-cell>
          <table:table-cell table:style-name="ce14" office:value-type="string" calcext:value-type="string">
            <text:p>User is successfully logged into the Facebook account </text:p>
          </table:table-cell>
          <table:table-cell table:style-name="ce14" office:value-type="string" calcext:value-type="string">
            <text:p>Account opened as expected</text:p>
          </table:table-cell>
          <table:table-cell table:style-name="ce18" office:value-type="string" calcext:value-type="string">
            <text:p>Pass</text:p>
          </table:table-cell>
          <table:table-cell table:number-columns-repeated="1015"/>
        </table:table-row>
        <table:table-row table:style-name="ro5" table:number-rows-repeated="104857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AU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AU">
      <loext:text> </loext:text>
      <loext:fill-character> </loext:fill-character>
      <number:text>- </number:text>
    </number:number-style>
    <number:text-style style:name="N10125" number:language="en" number:country="A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loext:fill-character> </loext:fill-character>
      <number:text>- </number:text>
    </number:currency-style>
    <number:text-style style:name="N10129" number:language="en" number:country="A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AU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AU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AU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A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AU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A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3">00/00/0000</text:date>, <text:time style:data-style-name="N2" text:time-value="14:46:04.7985046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ature_20__23__20_Test_20_Cases" style:display-name="PageStyle_Feature # Test Ca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ature_20__23__20_Test_20_Cases_20__28_2_29_" style:display-name="PageStyle_Feature # Test Cases (2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amples" style:display-name="PageStyle_Exampl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reira, Ian</meta:initial-creator>
    <meta:creation-date>2018-09-28T03:23:07</meta:creation-date>
    <dc:date>2018-10-23T15:11:18.910459027</dc:date>
    <meta:generator>LibreOffice/6.0.3.2$Linux_X86_64 LibreOffice_project/00m0$Build-2</meta:generator>
    <meta:editing-duration>PT1H15M8S</meta:editing-duration>
    <meta:editing-cycles>10</meta:editing-cycles>
    <meta:document-statistic meta:table-count="3" meta:cell-count="50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